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0000000200078E7412.png" manifest:media-type="image/png"/>
  <manifest:file-entry manifest:full-path="Pictures/100002010000010000000100646F1682.png" manifest:media-type="image/png"/>
  <manifest:file-entry manifest:full-path="Pictures/100002010000010000000100CB6B7496.png" manifest:media-type="image/png"/>
  <manifest:file-entry manifest:full-path="Pictures/100002010000046E00000557AA5DB1C0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uturaExtended" svg:font-family="FuturaExtende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color="#579d1c" draw:fill="solid" draw:fill-color="#579d1c" draw:textarea-horizontal-align="justify" draw:textarea-vertical-align="middle" draw:auto-grow-height="false"/>
    </style:style>
    <style:style style:name="gr3" style:family="graphic" style:parent-style-name="standard">
      <style:graphic-properties svg:stroke-width="0.051cm" svg:stroke-color="#333333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1.292cm"/>
    </style:style>
    <style:style style:name="gr6" style:family="graphic" style:parent-style-name="standard">
      <style:graphic-properties draw:stroke="solid" svg:stroke-width="0.051cm" svg:stroke-color="#666666" draw:marker-start-width="0.276cm" draw:marker-end-width="0.276cm" draw:fill="solid" draw:fill-color="#333333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width="0.051cm" svg:stroke-color="#666666" draw:marker-start-width="0.276cm" draw:marker-end-width="0.276cm" draw:fill="solid" draw:fill-color="#333333" draw:textarea-horizontal-align="justify" draw:textarea-vertical-align="middle" draw:auto-grow-height="false"/>
    </style:style>
    <style:style style:name="gr8" style:family="graphic" style:parent-style-name="standard">
      <style:graphic-properties svg:stroke-color="#ffd320" draw:fill="solid" draw:fill-color="#ffd320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cccccc" draw:fill="solid" draw:fill-color="#b2b2b2" draw:textarea-horizontal-align="justify" draw:textarea-vertical-align="middle" draw:auto-grow-height="false"/>
    </style:style>
    <style:style style:name="gr10" style:family="graphic" style:parent-style-name="standard">
      <style:graphic-properties svg:stroke-width="0.051cm" svg:stroke-color="#ff420e" draw:marker-start-width="0.276cm" draw:marker-end-width="0.276cm" draw:fill="solid" draw:fill-color="#ffd320" draw:textarea-horizontal-align="justify" draw:textarea-vertical-align="middle" draw:auto-grow-height="false" fo:padding-top="0.15cm" fo:padding-bottom="0.15cm" fo:padding-left="0.275cm" fo:padding-right="0.275cm"/>
    </style:style>
    <style:style style:name="gr11" style:family="graphic" style:parent-style-name="standard">
      <style:graphic-properties svg:stroke-width="0cm" svg:stroke-color="#333333" draw:marker-start-width="0.2cm" draw:marker-end-width="0.2cm" draw:fill="solid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12" style:family="graphic" style:parent-style-name="objectwithoutfill">
      <style:graphic-properties svg:stroke-width="0.152cm" draw:marker-start-width="0.427cm" draw:marker-end-width="0.427cm" draw:fill="none" draw:textarea-vertical-align="middle" fo:padding-top="0.2cm" fo:padding-bottom="0.2cm" fo:padding-left="0.325cm" fo:padding-right="0.325cm"/>
    </style:style>
    <style:style style:name="gr13" style:family="graphic" style:parent-style-name="standard">
      <style:graphic-properties svg:stroke-color="#c5000b" draw:fill="solid" draw:fill-color="#c5000b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fo:min-height="1.293cm"/>
    </style:style>
    <style:style style:name="gr15" style:family="graphic" style:parent-style-name="standard">
      <style:graphic-properties svg:stroke-width="0.051cm" svg:stroke-color="#000000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16" style:family="graphic" style:parent-style-name="standard">
      <style:graphic-properties draw:stroke="solid" svg:stroke-width="0.051cm" svg:stroke-color="#ff420e" draw:marker-start-width="0.276cm" draw:marker-end-width="0.276cm" draw:fill="solid" draw:fill-color="#ffd320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svg:stroke-color="#004586" draw:fill="solid" draw:fill-color="#004586" draw:textarea-horizontal-align="justify" draw:textarea-vertical-align="middle" draw:auto-grow-height="false"/>
    </style:style>
    <style:style style:name="gr18" style:family="graphic" style:parent-style-name="standard">
      <style:graphic-properties draw:stroke="solid" svg:stroke-width="0.051cm" svg:stroke-color="#ff420e" draw:marker-start-width="0.276cm" draw:marker-end-width="0.276cm" draw:fill="solid" draw:fill-color="#ffd320" draw:textarea-horizontal-align="justify" draw:textarea-vertical-align="middle" draw:auto-grow-height="false" fo:padding-top="0.15cm" fo:padding-bottom="0.15cm" fo:padding-left="0.275cm" fo:padding-right="0.275cm"/>
    </style:style>
    <style:style style:name="gr19" style:family="graphic" style:parent-style-name="standard">
      <style:graphic-properties svg:stroke-width="0.152cm" svg:stroke-color="#000000" draw:marker-start-width="0.427cm" draw:marker-end-width="0.427cm" draw:textarea-vertical-align="middle" fo:padding-top="0.2cm" fo:padding-bottom="0.2cm" fo:padding-left="0.325cm" fo:padding-right="0.325cm"/>
    </style:style>
    <style:style style:name="gr20" style:family="graphic" style:parent-style-name="standard">
      <style:graphic-properties draw:stroke="none" draw:fill="solid" draw:fill-color="#77216f" draw:textarea-horizontal-align="justify" draw:textarea-vertical-align="middle" draw:auto-grow-height="false"/>
    </style:style>
    <style:style style:name="gr21" style:family="graphic" style:parent-style-name="standard">
      <style:graphic-properties svg:stroke-width="0.152cm" svg:stroke-color="#c5000b" draw:marker-start-width="0.66cm" draw:marker-end-width="0.66cm" draw:textarea-vertical-align="middle" fo:padding-top="0.201cm" fo:padding-bottom="0.201cm" fo:padding-left="0.326cm" fo:padding-right="0.326cm" draw:shadow-offset-x="0.203cm" draw:shadow-offset-y="0.203cm"/>
    </style:style>
    <style:style style:name="gr22" style:family="graphic" style:parent-style-name="standard">
      <style:graphic-properties svg:stroke-width="0.152cm" svg:stroke-color="#c5000b" draw:marker-start-width="0.427cm" draw:marker-end-width="0.427cm" draw:textarea-vertical-align="middle" fo:padding-top="0.2cm" fo:padding-bottom="0.2cm" fo:padding-left="0.325cm" fo:padding-right="0.325cm"/>
    </style:style>
    <style:style style:name="gr23" style:family="graphic" style:parent-style-name="standard">
      <style:graphic-properties draw:stroke="none" svg:stroke-color="#000000" draw:fill="none" draw:fill-color="#ffffff" fo:min-height="4.44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FuturaExtended"/>
    </style:style>
    <style:style style:name="P3" style:family="paragraph">
      <style:text-properties fo:color="#ffffff" style:font-name="FuturaExtended" fo:font-size="24pt" style:font-size-asian="24pt" style:font-size-complex="24pt"/>
    </style:style>
    <style:style style:name="P4" style:family="paragraph">
      <style:paragraph-properties fo:text-align="center"/>
      <style:text-properties fo:color="#000000"/>
    </style:style>
    <style:style style:name="P5" style:family="paragraph">
      <style:paragraph-properties fo:text-align="justify"/>
      <style:text-properties fo:color="#000000" style:font-name="FuturaExtended"/>
    </style:style>
    <style:style style:name="P6" style:family="paragraph">
      <style:paragraph-properties fo:text-align="center"/>
      <style:text-properties fo:color="#000000" style:font-name="FuturaExtended"/>
    </style:style>
    <style:style style:name="P7" style:family="paragraph">
      <style:paragraph-properties fo:text-align="center"/>
      <style:text-properties fo:color="#ffffff" fo:font-size="24pt" style:font-size-asian="24pt" style:font-size-complex="24pt"/>
    </style:style>
    <style:style style:name="P8" style:family="paragraph">
      <style:paragraph-properties fo:text-align="center"/>
      <style:text-properties fo:color="#ffffff" style:font-name="FuturaExtended" fo:font-size="24pt" style:font-size-asian="24pt" style:font-size-complex="24pt"/>
    </style:style>
    <style:style style:name="P9" style:family="paragraph">
      <style:text-properties style:font-name="FuturaExtended" fo:font-size="24pt" style:font-size-asian="24pt" style:font-size-complex="24pt"/>
    </style:style>
    <style:style style:name="T1" style:family="text">
      <style:text-properties style:font-name="FuturaExtended"/>
    </style:style>
    <style:style style:name="T2" style:family="text">
      <style:text-properties fo:color="#ffffff" style:font-name="FuturaExtended" fo:font-size="24pt" style:font-size-asian="24pt" style:font-size-complex="24pt"/>
    </style:style>
    <style:style style:name="T3" style:family="text">
      <style:text-properties fo:color="#000000" style:font-name="FuturaExtended"/>
    </style:style>
    <style:style style:name="T4" style:family="text">
      <style:text-properties style:font-name="FuturaExtended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001cm" svg:height="0.143cm" svg:x="17.851cm" svg:y="16.944cm">
          <text:p/>
          <draw:enhanced-geometry svg:viewBox="0 0 21600 21600" draw:type="rectangle" draw:enhanced-path="M 0 0 L 21600 0 21600 21600 0 21600 0 0 Z N"/>
        </draw:custom-shape>
        <draw:g>
          <draw:custom-shape draw:style-name="gr2" draw:text-style-name="P1" draw:layer="layout" svg:width="8.696cm" svg:height="5.408cm" svg:x="23.562cm" svg:y="8.29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xml:id="id1" draw:id="id1" draw:layer="layout" svg:width="1.767cm" svg:height="1.031cm" svg:x="30.898cm" svg:y="10.481cm">
            <text:p text:style-name="P1"><text:span text:style-name="T1">USB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767cm" svg:height="1.031cm" svg:x="30.898cm" svg:y="9.45cm">
            <text:p text:style-name="P1"><text:span text:style-name="T1">USB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1.767cm" svg:height="1.03cm" svg:x="30.898cm" svg:y="12.541cm"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frame draw:style-name="gr4" draw:text-style-name="P1" draw:layer="layout" svg:width="1.495cm" svg:height="1.623cm" svg:x="24.514cm" svg:y="10.145cm">
            <draw:image xlink:href="Pictures/100002010000046E00000557AA5DB1C0.png" xlink:type="simple" xlink:show="embed" xlink:actuate="onLoad">
              <text:p/>
            </draw:image>
          </draw:frame>
          <draw:frame draw:style-name="gr5" draw:text-style-name="P3" draw:layer="layout" svg:width="8.015cm" svg:height="1.542cm" svg:x="23.835cm" svg:y="12.412cm">
            <draw:text-box>
              <text:p text:style-name="P3"><text:span text:style-name="T2">Raspberry Pi</text:span></text:p>
            </draw:text-box>
          </draw:frame>
          <draw:custom-shape draw:style-name="gr6" draw:text-style-name="P1" draw:layer="layout" svg:width="1.494cm" svg:height="1.415cm" svg:x="26.96cm" svg:y="10.35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1" draw:layer="layout" svg:width="0.816cm" svg:height="0.774cm" svg:x="29.812cm" svg:y="9.579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1.358cm" svg:height="0.748cm" svg:x="29.367cm" svg:y="8.392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1" draw:layer="layout" svg:width="0.543cm" svg:height="0.387cm" svg:x="29.775cm" svg:y="8.13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1" draw:layer="layout" svg:width="0.815cm" svg:height="1.031cm" svg:x="27.872cm" svg:y="8.39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1" draw:layer="layout" svg:width="0.543cm" svg:height="0.643cm" svg:x="28.01cm" svg:y="7.74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1" xml:id="id2" draw:id="id2" draw:layer="layout" svg:width="3.803cm" svg:height="0.514cm" svg:x="23.7cm" svg:y="8.421cm">
            <text:p/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0.389cm" svg:height="1.031cm" svg:x="32.698cm" svg:y="9.45cm">
            <text:p text:style-name="P1"><text:span text:style-name="T1"/></text:p>
            <draw:enhanced-geometry svg:viewBox="0 0 21600 21600" draw:type="rectangle" draw:enhanced-path="M 0 0 L 21600 0 21600 21600 0 21600 0 0 Z N"/>
          </draw:custom-shape>
          <draw:frame draw:style-name="gr4" draw:text-style-name="P1" draw:layer="layout" svg:width="6.772cm" svg:height="6.772cm" svg:x="35.376cm" svg:y="12.938cm">
            <draw:image xlink:href="Pictures/100002010000010000000100CB6B7496.png" xlink:type="simple" xlink:show="embed" xlink:actuate="onLoad">
              <text:p/>
            </draw:image>
          </draw:frame>
          <draw:connector draw:style-name="gr12" draw:text-style-name="P1" draw:layer="layout" draw:type="curve" svg:x1="32.665cm" svg:y1="10.996cm" svg:x2="35.821cm" svg:y2="17.503cm" draw:start-shape="id1" draw:start-glue-point="1" svg:d="M32665 10996c2761 0 1184 6507 3156 6507" svg:viewBox="0 0 3157 6508">
            <text:p/>
          </draw:connector>
        </draw:g>
        <draw:g>
          <draw:custom-shape draw:style-name="gr13" draw:text-style-name="P1" draw:layer="layout" svg:width="10.597cm" svg:height="6.181cm" svg:x="5.024cm" svg:y="3.54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3" draw:layer="layout" svg:width="8.015cm" svg:height="1.543cm" svg:x="5.318cm" svg:y="8.347cm">
            <draw:text-box>
              <text:p text:style-name="P3"><text:span text:style-name="T2">Ardupilot Mega</text:span></text:p>
            </draw:text-box>
          </draw:frame>
          <draw:custom-shape draw:style-name="gr15" draw:text-style-name="P5" xml:id="id3" draw:id="id3" draw:layer="layout" svg:width="1.766cm" svg:height="1.158cm" svg:x="14.474cm" svg:y="8.112cm">
            <text:p text:style-name="P4"><text:span text:style-name="T3">GP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1" draw:layer="layout" svg:width="0.543cm" svg:height="0.176cm" svg:x="4.481cm" svg:y="3.654cm">
            <text:p/>
            <draw:enhanced-geometry svg:viewBox="0 0 21600 21600" draw:type="rectangle" draw:enhanced-path="M 0 0 L 21600 0 21600 21600 0 21600 0 0 Z N"/>
          </draw:custom-shape>
          <draw:connector draw:style-name="gr12" draw:text-style-name="P1" draw:layer="layout" draw:type="curve" svg:x1="23.7cm" svg:y1="8.678cm" svg:x2="16.24cm" svg:y2="8.691cm" draw:start-shape="id2" draw:start-glue-point="3" draw:end-shape="id3" svg:d="M23700 8678c-5595 0-1865 13-7460 13" svg:viewBox="0 0 7461 14">
            <text:p/>
          </draw:connector>
          <draw:g>
            <draw:custom-shape draw:style-name="gr17" draw:text-style-name="P1" draw:layer="layout" svg:width="9.916cm" svg:height="5.151cm" svg:x="6.461cm" svg:y="2.326cm">
              <text:p/>
              <draw:enhanced-geometry svg:viewBox="0 0 21600 21600" draw:type="rectangle" draw:enhanced-path="M 0 0 L 21600 0 21600 21600 0 21600 0 0 Z N"/>
            </draw:custom-shape>
            <draw:custom-shape draw:style-name="gr15" draw:text-style-name="P6" xml:id="id4" draw:id="id4" draw:layer="layout" svg:width="1.767cm" svg:height="1.161cm" svg:x="15.515cm" svg:y="4.209cm">
              <text:p text:style-name="P4"><text:span text:style-name="T3">ADC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5" draw:text-style-name="P6" xml:id="id5" draw:id="id5" draw:layer="layout" svg:width="2.418cm" svg:height="2.308cm" svg:x="19.029cm" svg:y="3.635cm">
              <text:p text:style-name="P4"><text:span text:style-name="T3">Sona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12" draw:text-style-name="P1" draw:layer="layout" draw:type="curve" svg:x1="17.282cm" svg:y1="4.789cm" svg:x2="19.029cm" svg:y2="4.789cm" draw:start-shape="id4" draw:start-glue-point="1" draw:end-shape="id5" svg:d="M17282 4789h1747" svg:viewBox="0 0 1748 1">
              <text:p/>
            </draw:connector>
          </draw:g>
          <draw:custom-shape draw:style-name="gr16" draw:text-style-name="P1" draw:layer="layout" svg:width="0.543cm" svg:height="0.177cm" svg:x="4.481cm" svg:y="3.879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draw:layer="layout" svg:width="0.543cm" svg:height="0.178cm" svg:x="4.481cm" svg:y="4.10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" draw:layer="layout" svg:width="0.543cm" svg:height="0.176cm" svg:x="4.481cm" svg:y="4.333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" draw:layer="layout" svg:width="0.543cm" svg:height="0.177cm" svg:x="4.481cm" svg:y="4.559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" draw:layer="layout" svg:width="0.543cm" svg:height="0.177cm" svg:x="4.481cm" svg:y="4.786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" draw:layer="layout" svg:width="0.543cm" svg:height="0.177cm" svg:x="4.481cm" svg:y="5.012cm">
            <text:p text:style-name="P1"/>
            <draw:enhanced-geometry svg:viewBox="0 0 21600 21600" draw:type="rectangle" draw:enhanced-path="M 0 0 L 21600 0 21600 21600 0 21600 0 0 Z N"/>
          </draw:custom-shape>
          <draw:custom-shape draw:style-name="gr18" draw:text-style-name="P1" draw:layer="layout" svg:width="0.543cm" svg:height="0.177cm" svg:x="4.481cm" svg:y="5.012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xml:id="id6" draw:id="id6" draw:layer="layout" svg:width="0.543cm" svg:height="0.176cm" svg:x="4.481cm" svg:y="7.845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xml:id="id8" draw:id="id8" draw:layer="layout" svg:width="0.543cm" svg:height="0.176cm" svg:x="4.481cm" svg:y="8.072cm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1" xml:id="id10" draw:id="id10" draw:layer="layout" svg:width="0.543cm" svg:height="0.178cm" svg:x="4.481cm" svg:y="8.297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" xml:id="id12" draw:id="id12" draw:layer="layout" svg:width="0.543cm" svg:height="0.176cm" svg:x="4.481cm" svg:y="8.524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" draw:layer="layout" svg:width="0.543cm" svg:height="0.177cm" svg:x="4.481cm" svg:y="8.75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" draw:layer="layout" svg:width="0.543cm" svg:height="0.176cm" svg:x="4.481cm" svg:y="8.978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" draw:layer="layout" svg:width="0.543cm" svg:height="0.176cm" svg:x="4.481cm" svg:y="9.204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" draw:layer="layout" svg:width="0.543cm" svg:height="0.176cm" svg:x="4.481cm" svg:y="9.204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" draw:layer="layout" svg:width="0.543cm" svg:height="0.177cm" svg:x="4.481cm" svg:y="5.239cm">
            <text:p/>
            <draw:enhanced-geometry svg:viewBox="0 0 21600 21600" draw:type="rectangle" draw:enhanced-path="M 0 0 L 21600 0 21600 21600 0 21600 0 0 Z N"/>
          </draw:custom-shape>
          <draw:custom-shape draw:style-name="gr18" draw:text-style-name="P1" draw:layer="layout" svg:width="0.543cm" svg:height="0.177cm" svg:x="4.481cm" svg:y="9.43cm">
            <text:p/>
            <draw:enhanced-geometry svg:viewBox="0 0 21600 21600" draw:type="rectangle" draw:enhanced-path="M 0 0 L 21600 0 21600 21600 0 21600 0 0 Z N"/>
          </draw:custom-shape>
          <draw:connector draw:style-name="gr19" draw:text-style-name="P1" draw:layer="layout" draw:line-skew="-1.938cm 1.982cm" svg:x1="4.481cm" svg:y1="7.933cm" svg:x2="7.485cm" svg:y2="14.146cm" draw:start-shape="id6" draw:start-glue-point="3" draw:end-shape="id7" draw:end-glue-point="0" svg:d="M4481 7933h-2465v5132h5469v1081" svg:viewBox="0 0 5470 6214">
            <text:p/>
          </draw:connector>
          <draw:connector draw:style-name="gr19" draw:text-style-name="P1" draw:layer="layout" draw:line-skew="-1.176cm 1.233cm" svg:x1="4.481cm" svg:y1="8.16cm" svg:x2="11.824cm" svg:y2="14.146cm" draw:start-shape="id8" draw:start-glue-point="3" draw:end-shape="id9" draw:end-glue-point="0" svg:d="M4481 8160h-1703v4270h9046v1716" svg:viewBox="0 0 9047 5987">
            <text:p/>
          </draw:connector>
          <draw:connector draw:style-name="gr19" draw:text-style-name="P1" draw:layer="layout" draw:line-skew="-0.414cm 0.358cm" svg:x1="4.481cm" svg:y1="8.386cm" svg:x2="16.092cm" svg:y2="14.146cm" draw:start-shape="id10" draw:start-glue-point="3" draw:end-shape="id11" draw:end-glue-point="0" svg:d="M4481 8386h-941v3282h12552v2478" svg:viewBox="0 0 12553 5761">
            <text:p/>
          </draw:connector>
          <draw:connector draw:style-name="gr19" draw:text-style-name="P1" draw:layer="layout" draw:line-skew="0.221cm -0.517cm" svg:x1="4.481cm" svg:y1="8.612cm" svg:x2="20.156cm" svg:y2="14.146cm" draw:start-shape="id12" draw:start-glue-point="3" draw:end-shape="id13" draw:end-glue-point="0" svg:d="M4481 8612h-306v2294h15981v3240" svg:viewBox="0 0 15982 5535">
            <text:p/>
          </draw:connector>
          <draw:custom-shape draw:style-name="gr15" draw:text-style-name="P6" xml:id="id7" draw:id="id7" draw:layer="layout" svg:width="2.419cm" svg:height="2.311cm" svg:x="6.276cm" svg:y="14.146cm">
            <text:p text:style-name="P4"><text:span text:style-name="T3">ES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6" xml:id="id14" draw:id="id14" draw:layer="layout" svg:width="2.419cm" svg:height="2.31cm" svg:x="6.276cm" svg:y="18.248cm">
            <text:p text:style-name="P4"><text:span text:style-name="T3">Mo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6" xml:id="id13" draw:id="id13" draw:layer="layout" svg:width="2.418cm" svg:height="2.311cm" svg:x="18.947cm" svg:y="14.146cm">
            <text:p text:style-name="P4"><text:span text:style-name="T3">ES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6" xml:id="id17" draw:id="id17" draw:layer="layout" svg:width="2.418cm" svg:height="2.31cm" svg:x="18.947cm" svg:y="18.248cm">
            <text:p text:style-name="P4"><text:span text:style-name="T3">Mo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6" xml:id="id11" draw:id="id11" draw:layer="layout" svg:width="2.418cm" svg:height="2.311cm" svg:x="14.883cm" svg:y="14.146cm">
            <text:p text:style-name="P4"><text:span text:style-name="T3">ES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6" xml:id="id16" draw:id="id16" draw:layer="layout" svg:width="2.418cm" svg:height="2.31cm" svg:x="14.883cm" svg:y="18.248cm">
            <text:p text:style-name="P4"><text:span text:style-name="T3">Mo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6" xml:id="id9" draw:id="id9" draw:layer="layout" svg:width="2.419cm" svg:height="2.311cm" svg:x="10.615cm" svg:y="14.146cm">
            <text:p text:style-name="P4"><text:span text:style-name="T3">ES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5" draw:text-style-name="P6" xml:id="id15" draw:id="id15" draw:layer="layout" svg:width="2.419cm" svg:height="2.31cm" svg:x="10.615cm" svg:y="18.248cm">
            <text:p text:style-name="P4"><text:span text:style-name="T3">Mo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9" draw:text-style-name="P1" draw:layer="layout" svg:x1="7.485cm" svg:y1="16.457cm" svg:x2="7.485cm" svg:y2="18.248cm" draw:start-shape="id7" draw:start-glue-point="2" draw:end-shape="id14" draw:end-glue-point="0" svg:d="M7485 16457v1791" svg:viewBox="0 0 1 1792">
            <text:p/>
          </draw:connector>
          <draw:connector draw:style-name="gr19" draw:text-style-name="P1" draw:layer="layout" svg:x1="11.824cm" svg:y1="16.457cm" svg:x2="11.824cm" svg:y2="18.248cm" draw:start-shape="id9" draw:start-glue-point="2" draw:end-shape="id15" svg:d="M11824 16457v1791" svg:viewBox="0 0 1 1792">
            <text:p/>
          </draw:connector>
          <draw:connector draw:style-name="gr19" draw:text-style-name="P1" draw:layer="layout" svg:x1="16.092cm" svg:y1="16.457cm" svg:x2="16.092cm" svg:y2="18.248cm" draw:start-shape="id11" draw:start-glue-point="2" draw:end-shape="id16" svg:d="M16092 16457v1791" svg:viewBox="0 0 1 1792">
            <text:p/>
          </draw:connector>
          <draw:connector draw:style-name="gr19" draw:text-style-name="P1" draw:layer="layout" svg:x1="20.156cm" svg:y1="16.457cm" svg:x2="20.156cm" svg:y2="18.248cm" draw:start-shape="id13" draw:start-glue-point="2" draw:end-shape="id17" svg:d="M20156 16457v1791" svg:viewBox="0 0 1 1792">
            <text:p/>
          </draw:connector>
          <draw:custom-shape draw:style-name="gr20" draw:text-style-name="P8" xml:id="id18" draw:id="id18" draw:layer="layout" svg:width="2.845cm" svg:height="4.46cm" svg:x="1.636cm" svg:y="16.08cm">
            <text:p text:style-name="P7"><text:span text:style-name="T2">LiPo</text:span></text:p>
            <draw:enhanced-geometry svg:viewBox="0 0 21600 21600" draw:type="rectangle" draw:enhanced-path="M 0 0 L 21600 0 21600 21600 0 21600 0 0 Z N"/>
          </draw:custom-shape>
          <draw:connector draw:style-name="gr21" draw:text-style-name="P1" draw:layer="layout" svg:x1="3.058cm" svg:y1="16.08cm" svg:x2="6.276cm" svg:y2="15.301cm" draw:start-shape="id18" draw:start-glue-point="0" draw:end-shape="id7" draw:end-glue-point="3" svg:d="M3058 16080v-779h3218" svg:viewBox="0 0 3219 780">
            <text:p/>
          </draw:connector>
          <draw:connector draw:style-name="gr22" draw:text-style-name="P1" draw:layer="layout" svg:x1="8.695cm" svg:y1="15.301cm" svg:x2="10.615cm" svg:y2="15.301cm" draw:start-shape="id7" draw:start-glue-point="1" draw:end-shape="id9" svg:d="M8695 15301h1920" svg:viewBox="0 0 1921 1">
            <text:p/>
          </draw:connector>
          <draw:connector draw:style-name="gr22" draw:text-style-name="P1" draw:layer="layout" svg:x1="13.034cm" svg:y1="15.301cm" svg:x2="14.883cm" svg:y2="15.301cm" draw:start-shape="id9" draw:start-glue-point="1" draw:end-shape="id11" draw:end-glue-point="3" svg:d="M13034 15301h1849" svg:viewBox="0 0 1850 1">
            <text:p/>
          </draw:connector>
          <draw:connector draw:style-name="gr22" draw:text-style-name="P1" draw:layer="layout" svg:x1="17.301cm" svg:y1="15.301cm" svg:x2="18.947cm" svg:y2="15.301cm" draw:start-shape="id11" draw:start-glue-point="1" draw:end-shape="id13" draw:end-glue-point="3" svg:d="M17301 15301h1646" svg:viewBox="0 0 1647 1">
            <text:p/>
          </draw:connector>
          <draw:frame draw:style-name="gr14" draw:text-style-name="P3" draw:layer="layout" svg:width="8.015cm" svg:height="1.543cm" svg:x="6.828cm" svg:y="5.934cm">
            <draw:text-box>
              <text:p text:style-name="P3"><text:span text:style-name="T2">IMU Schild</text:span></text:p>
            </draw:text-box>
          </draw:frame>
        </draw:g>
        <draw:frame draw:style-name="gr4" draw:text-style-name="P1" draw:layer="layout" svg:width="6.772cm" svg:height="6.772cm" svg:x="36.052cm" svg:y="1.086cm">
          <draw:image xlink:href="Pictures/100002010000010000000100646F1682.png" xlink:type="simple" xlink:show="embed" xlink:actuate="onLoad">
            <text:p/>
          </draw:image>
        </draw:frame>
        <draw:frame draw:style-name="gr4" draw:text-style-name="P1" draw:layer="layout" svg:width="1.749cm" svg:height="1.835cm" draw:transform="skewX (-0.0891863247769103) rotate (-1.40359378445384) translate (34.996cm 8.333cm)">
          <draw:image xlink:href="Pictures/100002010000020000000200078E7412.png" xlink:type="simple" xlink:show="embed" xlink:actuate="onLoad">
            <text:p/>
          </draw:image>
        </draw:frame>
        <draw:frame draw:style-name="gr4" draw:text-style-name="P1" draw:layer="layout" svg:width="1.777cm" svg:height="1.815cm" draw:transform="rotate (2.31657551617207) translate (38.031cm 8.738cm)">
          <draw:image xlink:href="Pictures/100002010000020000000200078E7412.png" xlink:type="simple" xlink:show="embed" xlink:actuate="onLoad">
            <text:p/>
          </draw:image>
        </draw:frame>
        <draw:frame draw:style-name="gr23" draw:text-style-name="P9" draw:layer="layout" svg:width="7.874cm" svg:height="4.695cm" svg:x="35.544cm" svg:y="8.37cm">
          <draw:text-box>
            <text:p text:style-name="P9"><text:span text:style-name="T4">WiF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uturaExtended" svg:font-family="FuturaExtended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2.553cm" fo:page-height="26.0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07T16:11:01.515636805</meta:creation-date>
    <dc:date>2015-05-07T17:19:25.958505684</dc:date>
    <meta:editing-duration>PT7M16S</meta:editing-duration>
    <meta:editing-cycles>1</meta:editing-cycles>
    <meta:document-statistic meta:object-count="72"/>
    <meta:generator>LibreOffice/4.2.8.2$Linux_X86_64 LibreOffice_project/420m0$Build-2</meta:generator>
  </office:meta>
</office:document-meta>
</file>